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600000230DA33FA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045" officeooo:paragraph-rsid="00155045"/>
    </style:style>
    <style:style style:name="P2" style:family="paragraph" style:parent-style-name="Standard">
      <style:text-properties officeooo:rsid="001590b3" officeooo:paragraph-rsid="001590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Dokumentaatio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1.157cm" svg:y="3.434cm" svg:width="13.307cm" svg:height="11.15cm" draw:z-index="0"><draw:image xlink:href="Pictures/10000201000002C600000230DA33FA75.png" xlink:type="simple" xlink:show="embed" xlink:actuate="onLoad"/></draw:frame></text:p>
      <text:p text:style-name="P1"/>
      <text:p text:style-name="P1"/>
      <text:p text:style-name="P1"/>
      <text:p text:style-name="P1"/>
      <text:p text:style-name="P2">Tietokantakaavio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9:43:17.968584532</meta:creation-date>
    <dc:date>2016-04-03T20:01:19.146144070</dc:date>
    <meta:editing-duration>PT32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2" meta:word-count="2" meta:character-count="31" meta:non-whitespace-character-count="30"/>
  </office:meta>
</office:document-meta>
</file>